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170fd7" officeooo:paragraph-rsid="00170fd7"/>
    </style:style>
    <style:style style:name="P3" style:family="paragraph" style:parent-style-name="Standard">
      <style:text-properties officeooo:paragraph-rsid="00170fd7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>
      <style:text-properties officeooo:paragraph-rsid="00170fd7"/>
    </style:style>
    <style:style style:name="P8" style:family="paragraph" style:parent-style-name="Text_20_body" style:list-style-name="L7">
      <style:paragraph-properties fo:margin-top="0in" fo:margin-bottom="0in" style:contextual-spacing="false"/>
    </style:style>
    <style:style style:name="P9" style:family="paragraph" style:parent-style-name="Text_20_body" style:list-style-name="L7">
      <style:text-properties officeooo:paragraph-rsid="00170fd7"/>
    </style:style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3">
      <style:paragraph-properties fo:margin-top="0in" fo:margin-bottom="0in" style:contextual-spacing="false"/>
    </style:style>
    <style:style style:name="P13" style:family="paragraph" style:parent-style-name="Text_20_body" style:list-style-name="L14"/>
    <style:style style:name="P14" style:family="paragraph" style:parent-style-name="Text_20_body" style:list-style-name="L15"/>
    <style:style style:name="P15" style:family="paragraph" style:parent-style-name="Text_20_body" style:list-style-name="L15">
      <style:paragraph-properties fo:margin-top="0in" fo:margin-bottom="0in" style:contextual-spacing="false"/>
    </style:style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7">
      <style:paragraph-properties fo:margin-top="0in" fo:margin-bottom="0in" style:contextual-spacing="false"/>
    </style:style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19">
      <style:paragraph-properties fo:margin-top="0in" fo:margin-bottom="0in" style:contextual-spacing="false"/>
    </style:style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4">
      <style:paragraph-properties fo:margin-top="0in" fo:margin-bottom="0in" style:contextual-spacing="false"/>
    </style:style>
    <style:style style:name="T1" style:family="text">
      <style:text-properties officeooo:rsid="00170fd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est Objectives: </text:p>
      <text:list xml:id="list1442933566" text:style-name="L2">
        <text:list-item>
          <text:p text:style-name="P5">Validate the attitude control system's performance </text:p>
        </text:list-item>
        <text:list-item>
          <text:p text:style-name="P5">Verify the system's ability to achieve desired attitude and angular rates </text:p>
        </text:list-item>
        <text:list-item>
          <text:p text:style-name="P5">Test the momentum management system's effectiveness </text:p>
        </text:list-item>
        <text:list-item>
          <text:p text:style-name="P4">Evaluate system response to disturbances </text:p>
        </text:list-item>
      </text:list>
      <text:p text:style-name="P1">Outline Test Cases:<text:line-break/>a) Nominal operation: </text:p>
      <text:list xml:id="list3701404387" text:style-name="L3">
        <text:list-item>
          <text:p text:style-name="P6">Reorientation from initial to final attitude </text:p>
        </text:list-item>
        <text:list-item>
          <text:p text:style-name="P6">Maintaining desired angular rates<text:line-break/>b) Disturbance rejection: </text:p>
        </text:list-item>
        <text:list-item>
          <text:p text:style-name="P6">Response to sinusoidal disturbance torque<text:line-break/>c) Momentum management: </text:p>
        </text:list-item>
        <text:list-item>
          <text:p text:style-name="P6">Wheel speed control and momentum redistribution </text:p>
        </text:list-item>
        <text:list-item>
          <text:p text:style-name="P6">Unloading procedure (if implemented)<text:line-break/>d) Edge cases: </text:p>
        </text:list-item>
        <text:list-item>
          <text:p text:style-name="P6">Maximum slew rates </text:p>
        </text:list-item>
        <text:list-item>
          <text:p text:style-name="P7">Near-saturation of reaction wheels </text:p>
        </text:list-item>
      </text:list>
      <text:p text:style-name="P3"><text:span text:style-name="T1">Describe test envireonment</text:span></text:p>
      <text:list xml:id="list2645159513" text:style-name="L7">
        <text:list-item>
          <text:p text:style-name="P8">Simulink model of satellite dynamics and reaction wheels </text:p>
        </text:list-item>
        <text:list-item>
          <text:p text:style-name="P8">Simulated sensor inputs (e.g., star tracker, gyros) </text:p>
        </text:list-item>
        <text:list-item>
          <text:p text:style-name="P9">Simulated actuator outputs (reaction wheel torques) </text:p>
        </text:list-item>
      </text:list>
      <text:list xml:id="list1540027358" text:style-name="L12">
        <text:list-item>
          <text:p text:style-name="P10">Define Test Procedures:<text:line-break/>For each test case, outline: </text:p>
        </text:list-item>
      </text:list>
      <text:list xml:id="list855471458" text:style-name="L13">
        <text:list-item>
          <text:p text:style-name="P12">Initial conditions </text:p>
        </text:list-item>
        <text:list-item>
          <text:p text:style-name="P12">Test duration </text:p>
        </text:list-item>
        <text:list-item>
          <text:p text:style-name="P12">Expected outcomes </text:p>
        </text:list-item>
        <text:list-item>
          <text:p text:style-name="P11">Pass/fail criteria </text:p>
        </text:list-item>
      </text:list>
      <text:list xml:id="list3762171319" text:style-name="L14">
        <text:list-item>
          <text:p text:style-name="P13">Identify Potential Challenges: </text:p>
        </text:list-item>
      </text:list>
      <text:list xml:id="list584464355" text:style-name="L15">
        <text:list-item>
          <text:p text:style-name="P15">Hardware modeling accuracy (e.g., reaction wheel dynamics, sensor noise) </text:p>
        </text:list-item>
        <text:list-item>
          <text:p text:style-name="P15">Environmental disturbance modeling </text:p>
        </text:list-item>
        <text:list-item>
          <text:p text:style-name="P14">Computational limitations of real-time simulation </text:p>
        </text:list-item>
      </text:list>
      <text:list xml:id="list446179769" text:style-name="L16">
        <text:list-item>
          <text:p text:style-name="P16">Data Collection and Analysis: </text:p>
        </text:list-item>
      </text:list>
      <text:list xml:id="list3861340732" text:style-name="L17">
        <text:list-item>
          <text:p text:style-name="P18">Specify data to be logged (attitude, rates, wheel speeds, torques) </text:p>
        </text:list-item>
        <text:list-item>
          <text:p text:style-name="P17">Define analysis methods to evaluate system performance </text:p>
        </text:list-item>
      </text:list>
      <text:list xml:id="list4251463062" text:style-name="L18">
        <text:list-item>
          <text:p text:style-name="P19">Test Execution Plan: </text:p>
        </text:list-item>
      </text:list>
      <text:list xml:id="list3686035498" text:style-name="L19">
        <text:list-item>
          <text:p text:style-name="P21">Describe how tests will be run (e.g., automated scripts, manual execution) </text:p>
        </text:list-item>
        <text:list-item>
          <text:p text:style-name="P20">Outline any required pre-test calibrations or checks </text:p>
        </text:list-item>
      </text:list>
      <text:list xml:id="list1911244746" text:style-name="L20">
        <text:list-item>
          <text:p text:style-name="P22">Reporting: </text:p>
        </text:list-item>
      </text:list>
      <text:list xml:id="list1708093256" text:style-name="L21">
        <text:list-item>
          <text:p text:style-name="P23">Define the format for test results and analysis reports </text:p>
        </text:list-item>
      </text:list>
      <text:list xml:id="list547947765" text:style-name="L22">
        <text:list-item>
          <text:p text:style-name="P24"><text:soft-page-break/>Validation and Verification: </text:p>
        </text:list-item>
      </text:list>
      <text:list xml:id="list1162186478" text:style-name="L23">
        <text:list-item>
          <text:p text:style-name="P25">Describe how test results will be validated against requirements </text:p>
        </text:list-item>
      </text:list>
      <text:p text:style-name="Text_20_body">To implement this plan in your project: </text:p>
      <text:list xml:id="list4288642369" text:style-name="L24">
        <text:list-item>
          <text:p text:style-name="P27">Create a separate Simulink model for SILS testing, incorporating: </text:p>
          <text:list>
            <text:list-item>
              <text:p text:style-name="P27">Your existing attitude control system </text:p>
            </text:list-item>
            <text:list-item>
              <text:p text:style-name="P27">More detailed hardware models (e.g., sensor noise, actuator dynamics) </text:p>
            </text:list-item>
            <text:list-item>
              <text:p text:style-name="P27">A comprehensive disturbance model </text:p>
            </text:list-item>
          </text:list>
        </text:list-item>
        <text:list-item>
          <text:p text:style-name="P27">Develop MATLAB scripts to: </text:p>
          <text:list>
            <text:list-item>
              <text:p text:style-name="P27">Initialize test cases </text:p>
            </text:list-item>
            <text:list-item>
              <text:p text:style-name="P27">Run simulations </text:p>
            </text:list-item>
            <text:list-item>
              <text:p text:style-name="P27">Collect and analyze data </text:p>
            </text:list-item>
          </text:list>
        </text:list-item>
        <text:list-item>
          <text:p text:style-name="P27">Implement automated checks for pass/fail criteria </text:p>
        </text:list-item>
        <text:list-item>
          <text:p text:style-name="P26">Create visualization tools for test results</text:p>
        </text:list-item>
      </text:list>
      <text:p text:style-name="Text_20_body"/>
      <text:p text:style-name="P2">discuss the challenges you anticipate, such as accurately modeling hardware behavior and environmental disturbances, as required by the assignment . This SILS test plan will demonstrate your understanding of the validation process for attitude control systems and show how you would prepare for real-world implementation of your desig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09:04:48.641591405</meta:creation-date>
    <dc:date>2024-07-10T09:08:56.622811991</dc:date>
    <meta:editing-duration>PT4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8" meta:word-count="351" meta:character-count="2384" meta:non-whitespace-character-count="2079"/>
  </office:meta>
</office:document-meta>
</file>